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d9c77" officeooo:paragraph-rsid="001d9c77" style:font-weight-asian="bold" style:font-weight-complex="bold"/>
    </style:style>
    <style:style style:name="P8" style:family="paragraph" style:parent-style-name="Standard">
      <style:text-properties officeooo:rsid="001388d8" officeooo:paragraph-rsid="001388d8"/>
    </style:style>
    <style:style style:name="P9" style:family="paragraph" style:parent-style-name="Standard">
      <style:text-properties officeooo:rsid="00156edf" officeooo:paragraph-rsid="00156edf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f9422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f9422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889f" officeooo:paragraph-rsid="001c889f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19" style:family="paragraph" style:parent-style-name="Standard">
      <style:text-properties fo:font-weight="normal" officeooo:rsid="001d9c77" officeooo:paragraph-rsid="001d9c77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17ae7" officeooo:paragraph-rsid="00217ae7" style:font-weight-asian="normal" style:font-weight-complex="normal"/>
    </style:style>
    <style:style style:name="P21" style:family="paragraph" style:parent-style-name="Standard" style:list-style-name="L1">
      <style:text-properties fo:font-weight="bold" officeooo:rsid="001d9c77" officeooo:paragraph-rsid="001d9c77" style:font-weight-asian="bold" style:font-weight-complex="bold"/>
    </style:style>
    <style:style style:name="P22" style:family="paragraph" style:parent-style-name="Standard" style:list-style-name="L1">
      <style:text-properties fo:font-weight="bold" officeooo:rsid="001f108a" officeooo:paragraph-rsid="001f108a" style:font-weight-asian="bold" style:font-weight-complex="bold"/>
    </style:style>
    <style:style style:name="P23" style:family="paragraph" style:parent-style-name="Standard">
      <style:text-properties fo:color="#000000" fo:font-weight="bold" officeooo:rsid="001388d8" officeooo:paragraph-rsid="001f9422" style:font-weight-asian="bold" style:font-weight-complex="bold"/>
    </style:style>
    <style:style style:name="P24" style:family="paragraph" style:parent-style-name="Standard">
      <style:text-properties fo:color="#000000" style:font-name="Liberation Serif1" fo:font-size="14pt" fo:font-weight="normal" officeooo:rsid="001388d8" officeooo:paragraph-rsid="001388d8" fo:background-color="#ffffff" style:font-size-asian="14pt" style:font-weight-asian="normal" style:font-size-complex="14pt" style:font-weight-complex="normal"/>
    </style:style>
    <style:style style:name="P25" style:family="paragraph" style:parent-style-name="Heading_20_1">
      <style:text-properties fo:color="#000000" fo:font-size="14pt" officeooo:rsid="001d9c77" officeooo:paragraph-rsid="001134a5" style:font-size-asian="14pt" style:font-size-complex="14pt"/>
    </style:style>
    <style:style style:name="P26" style:family="paragraph" style:parent-style-name="Heading_20_1">
      <style:text-properties fo:color="#000000" fo:font-size="14pt" officeooo:rsid="0011be00" officeooo:paragraph-rsid="0011be00" style:font-size-asian="14pt" style:font-size-complex="14pt"/>
    </style:style>
    <style:style style:name="P27" style:family="paragraph" style:parent-style-name="Heading_20_1">
      <style:text-properties fo:color="#000000" fo:font-size="14pt" officeooo:rsid="001388d8" officeooo:paragraph-rsid="001388d8" style:font-size-asian="14pt" style:font-size-complex="14pt"/>
    </style:style>
    <style:style style:name="P28" style:family="paragraph" style:parent-style-name="Heading_20_1">
      <style:text-properties fo:color="#000000" fo:font-size="14pt" officeooo:rsid="00156edf" officeooo:paragraph-rsid="00156edf" style:font-size-asian="14pt" style:font-size-complex="14pt"/>
    </style:style>
    <style:style style:name="P29" style:family="paragraph" style:parent-style-name="Heading_20_1">
      <style:paragraph-properties fo:break-before="page"/>
      <style:text-properties fo:color="#000000" fo:font-size="14pt" fo:font-weight="bold" officeooo:rsid="000fc6a8" officeooo:paragraph-rsid="000fc6a8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officeooo:rsid="001388d8" officeooo:paragraph-rsid="00217ae7"/>
    </style:style>
    <style:style style:name="P31" style:family="paragraph" style:parent-style-name="Preformatted_20_Text">
      <style:text-properties fo:color="#000000" style:font-name="Liberation Serif1" fo:font-size="14pt" fo:font-weight="normal" officeooo:rsid="001388d8" officeooo:paragraph-rsid="001f9422" style:font-size-asian="12.25pt" style:font-weight-asian="normal" style:font-size-complex="14pt" style:font-weight-complex="normal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erif1" fo:font-size="14pt" fo:font-weight="bold" officeooo:rsid="001388d8" officeooo:paragraph-rsid="00217ae7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1c889f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217ae7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Liberation Serif1"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fo:color="#000000" style:font-name="monospace" fo:background-color="#ffffff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108a" style:font-weight-asian="normal" style:font-weight-complex="normal"/>
    </style:style>
    <style:style style:name="T14" style:family="text">
      <style:text-properties fo:font-weight="normal" officeooo:rsid="002267e1" style:font-weight-asian="normal" style:font-weight-complex="normal"/>
    </style:style>
    <style:style style:name="T15" style:family="text">
      <style:text-properties fo:color="#808000"/>
    </style:style>
    <style:style style:name="T16" style:family="text">
      <style:text-properties fo:color="#808000" fo:font-weight="bold"/>
    </style:style>
    <style:style style:name="T17" style:family="text">
      <style:text-properties fo:color="#008000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DejaVu Sans Mono" fo:font-weight="bold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 fo:font-weight="bold"/>
    </style:style>
    <style:style style:name="T22" style:family="text">
      <style:text-properties fo:color="#371f80" style:font-name="DejaVu Sans Mono"/>
    </style:style>
    <style:style style:name="T23" style:family="text">
      <style:text-properties style:font-name="DejaVu Sans Mono"/>
    </style:style>
    <style:style style:name="T24" style:family="text">
      <style:text-properties fo:color="#0000ff"/>
    </style:style>
    <style:style style:name="T25" style:family="text">
      <style:text-properties fo:color="#0000ff" style:font-name="DejaVu Sans Mono"/>
    </style:style>
    <style:style style:name="T26" style:family="text">
      <style:text-properties fo:color="#1f542e" style:font-name="DejaVu Sans Mono" fo:font-weight="bold"/>
    </style:style>
    <style:style style:name="T27" style:family="text">
      <style:text-properties fo:color="#1f542e" fo:font-weight="bold"/>
    </style:style>
    <style:style style:name="T28" style:family="text">
      <style:text-properties fo:color="#808080"/>
    </style:style>
    <style:style style:name="T29" style:family="text">
      <style:text-properties fo:color="#808080" style:font-name="DejaVu Sans Mono" fo:font-style="italic"/>
    </style:style>
    <style:style style:name="T30" style:family="text">
      <style:text-properties officeooo:rsid="001f108a"/>
    </style:style>
    <style:style style:name="T31" style:family="text">
      <style:text-properties officeooo:rsid="001f9422"/>
    </style:style>
    <style:style style:name="T32" style:family="text">
      <style:text-properties fo:color="#eeeeee" fo:background-color="#585858" loext:char-shading-value="0"/>
    </style:style>
    <style:style style:name="T33" style:family="text">
      <style:text-properties fo:color="#eeeeee" style:font-name="monospace" fo:background-color="#585858" loext:char-shading-value="0"/>
    </style:style>
    <style:style style:name="T34" style:family="text">
      <style:text-properties fo:background-color="#585858" loext:char-shading-value="0"/>
    </style:style>
    <style:style style:name="T35" style:family="text">
      <style:text-properties fo:color="#585858" fo:background-color="#ffffff" loext:char-shading-value="0"/>
    </style:style>
    <style:style style:name="T36" style:family="text">
      <style:text-properties fo:color="#585858" style:font-name="monospace" fo:background-color="#ffffff" loext:char-shading-value="0"/>
    </style:style>
    <style:style style:name="T37" style:family="text">
      <style:text-properties fo:background-color="#ffffff" loext:char-shading-value="0"/>
    </style:style>
    <style:style style:name="T38" style:family="text">
      <style:text-properties fo:color="#18b218" fo:background-color="#ffffff" loext:char-shading-value="0"/>
    </style:style>
    <style:style style:name="T39" style:family="text">
      <style:text-properties fo:color="#18b218" style:font-name="monospace" fo:background-color="#ffffff" loext:char-shading-value="0"/>
    </style:style>
    <style:style style:name="T40" style:family="text">
      <style:text-properties fo:color="#18b2b2" fo:background-color="#ffffff" loext:char-shading-value="0"/>
    </style:style>
    <style:style style:name="T41" style:family="text">
      <style:text-properties fo:color="#18b2b2" style:font-name="monospace" fo:background-color="#ffffff" loext:char-shading-value="0"/>
    </style:style>
    <style:style style:name="T42" style:family="text">
      <style:text-properties fo:color="#b218b2" fo:background-color="#ffffff" loext:char-shading-value="0"/>
    </style:style>
    <style:style style:name="T43" style:family="text">
      <style:text-properties fo:color="#b218b2" style:font-name="monospace" fo:background-color="#ffffff" loext:char-shading-value="0"/>
    </style:style>
    <style:style style:name="T44" style:family="text">
      <style:text-properties style:font-name="monospace"/>
    </style:style>
    <style:style style:name="T4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Авиационный Институт</text:p>
      <text:p text:style-name="P5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1</text:span><text:span text:style-name="T1"> по курсу</text:span><text:span text:style-name="T3"> </text:span></text:p>
      <text:p text:style-name="P6">«Операционные системы»</text:p>
      <text:p text:style-name="P4"/>
      <text:p text:style-name="P18">Диагностика программного обеспечения</text:p>
      <text:p text:style-name="P2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5">Студент: </text:span><text:span text:style-name="T8">Косогоров Владислав Валерьевич</text:span></text:p>
      <text:p text:style-name="P14"><text:span text:style-name="T5">Группа: М80 – 20</text:span><text:span text:style-name="T6">6</text:span><text:span text:style-name="T5">Б-18</text:span></text:p>
      <text:p text:style-name="P14"><text:span text:style-name="T5">Вариант: </text:span><text:span text:style-name="T6">1</text:span></text:p>
      <text:p text:style-name="P10">Преподаватель: Соколов Андрей <text:s/>Алексеевич</text:p>
      <text:p text:style-name="P10">Оценка: ___________</text:p>
      <text:p text:style-name="P10">Дата: ___________</text:p>
      <text:p text:style-name="P12"><text:span text:style-name="T7">Подпись</text:span><text:span text:style-name="T5">: ___________</text:span></text:p>
      <text:p text:style-name="P11"/>
      <text:p text:style-name="P11"/>
      <text:p text:style-name="P11">Москва, 2019</text:p>
      <text:h text:style-name="P29" text:outline-level="1">Постановка задачи</text:h>
      <text:p text:style-name="P19">Цель работы — приобретение практических навыков диагностики работы программного обеспечения.</text:p>
      <text:h text:style-name="P25" text:outline-level="1">Strace</text:h>
      <text:p text:style-name="P7">Strace <text:span text:style-name="T12">показывает все системные вызовы программы, которые она отправляет к системе во время выполнения, а также их параметры и результат выполнения. </text:span></text:p>
      <text:p text:style-name="P7"><text:span text:style-name="T14">Основные</text:span><text:span text:style-name="T12"> ключи </text:span><text:span text:style-name="T14">strace:</text:span></text:p>
      <text:list xml:id="list2734940131" text:style-name="L1">
        <text:list-item>
          <text:p text:style-name="P21">-i<text:span text:style-name="T12"> — выводить указатель на инструкцию во время выполнения системного вызова</text:span></text:p>
        </text:list-item>
        <text:list-item>
          <text:p text:style-name="P21">-o<text:span text:style-name="T12"> — выводить всю информацию о системных вызовах не в стандартный поток ошибок, а в файл</text:span></text:p>
        </text:list-item>
        <text:list-item>
          <text:p text:style-name="P21">-<text:span text:style-name="T30">T</text:span><text:span text:style-name="T13"> — выводить длительность выполнения каждого системного вызова</text:span></text:p>
        </text:list-item>
        <text:list-item>
          <text:p text:style-name="P21"><text:span text:style-name="T30">-l</text:span><text:span text:style-name="T13"> — позволяет блокировать реакцию нажатия Ctrl+C и Ctrl+Z</text:span></text:p>
        </text:list-item>
        <text:list-item>
          <text:p text:style-name="P22">-f<text:span text:style-name="T12"> — отслеживать дочерние процессы и создаваемые потоки</text:span></text:p>
        </text:list-item>
      </text:list>
      <text:h text:style-name="P26" text:outline-level="1">Общий метод и <text:s/>алгоритм решения</text:h>
      <text:list xml:id="list458064306" text:style-name="L2">
        <text:list-header>
          <text:p text:style-name="P20">Проведём диагностику лабораторной работы номер 4.</text:p>
        </text:list-header>
      </text:list>
      <text:h text:style-name="P27" text:outline-level="1">Код программы</text:h>
      <text:p text:style-name="P23">main.c: </text:p>
      <text:p text:style-name="P31">#include &lt;stdio.h&gt;</text:p>
      <text:p text:style-name="P31">#include &lt;sys/mman.h&gt;</text:p>
      <text:p text:style-name="P31">#include &lt;sys/stat.h&gt;</text:p>
      <text:p text:style-name="P31">#include &lt;fcntl.h&gt;</text:p>
      <text:p text:style-name="P31">#include &lt;stdlib.h&gt;</text:p>
      <text:p text:style-name="P31">#include &lt;sys/types.h&gt;</text:p>
      <text:p text:style-name="P31">#include &lt;unistd.h&gt;</text:p>
      <text:p text:style-name="P31">#include &lt;ctype.h&gt;</text:p>
      <text:p text:style-name="P31">#include &lt;sys/wait.h&gt;</text:p>
      <text:p text:style-name="P31"/>
      <text:p text:style-name="P31"/>
      <text:p text:style-name="P31">const int ARG_MAX = 2097152 + 1;</text:p>
      <text:p text:style-name="P31"/>
      <text:p text:style-name="P31">int main(int argc, char** argv) {</text:p>
      <text:p text:style-name="P31"><text:s text:c="4"/>pid_t pid;</text:p>
      <text:p text:style-name="P31"><text:s text:c="4"/>int rv, fd;</text:p>
      <text:p text:style-name="P31"/>
      <text:p text:style-name="P31"><text:soft-page-break/><text:s text:c="4"/>char* filename = "memfile";</text:p>
      <text:p text:style-name="P31"/>
      <text:p text:style-name="P31"><text:s text:c="4"/>if ((fd = shm_open(filename, O_RDWR | O_CREAT | O_TRUNC, S_IRUSR | S_IWUSR)) == -1) {</text:p>
      <text:p text:style-name="P31"><text:s text:c="8"/>perror("shm_open error");</text:p>
      <text:p text:style-name="P31"><text:s text:c="8"/>exit(-1);</text:p>
      <text:p text:style-name="P31"><text:s text:c="4"/>}</text:p>
      <text:p text:style-name="P31"/>
      <text:p text:style-name="P31"><text:s text:c="4"/>if (ftruncate(fd, ARG_MAX * 2) == -1) {</text:p>
      <text:p text:style-name="P31"><text:s text:c="8"/>perror("failed to truncate");</text:p>
      <text:p text:style-name="P31"><text:s text:c="8"/>exit(-1);</text:p>
      <text:p text:style-name="P31"><text:s text:c="4"/>}</text:p>
      <text:p text:style-name="P31"/>
      <text:p text:style-name="P31"><text:s text:c="4"/>char* memory = mmap(NULL, ARG_MAX * 2, PROT_READ | PROT_WRITE, MAP_SHARED, fd, 0);</text:p>
      <text:p text:style-name="P31"/>
      <text:p text:style-name="P31"><text:s text:c="4"/>if (memory == MAP_FAILED) {</text:p>
      <text:p text:style-name="P31"><text:s text:c="8"/>perror("mapping error");</text:p>
      <text:p text:style-name="P31"><text:s text:c="8"/>fprintf(stderr, "%p", memory);</text:p>
      <text:p text:style-name="P31"><text:s text:c="8"/>exit(-1);</text:p>
      <text:p text:style-name="P31"><text:s text:c="4"/>}</text:p>
      <text:p text:style-name="P31"/>
      <text:p text:style-name="P31"><text:s text:c="4"/>if ((pid = fork()) &lt; 0) {</text:p>
      <text:p text:style-name="P31"><text:s text:c="8"/>perror("fork error");</text:p>
      <text:p text:style-name="P31"><text:s text:c="8"/>exit(-1);</text:p>
      <text:p text:style-name="P31"/>
      <text:p text:style-name="P31"><text:s text:c="4"/>} else if (pid == 0) {</text:p>
      <text:p text:style-name="P31"/>
      <text:p text:style-name="P31"><text:s text:c="8"/>dup2(fd, STDOUT_FILENO);</text:p>
      <text:p text:style-name="P31"/>
      <text:p text:style-name="P31"><text:s text:c="8"/>rv = execvp(argv[1], argv + 1);</text:p>
      <text:p text:style-name="P31"><text:s text:c="8"/>if (rv) {</text:p>
      <text:p text:style-name="P31"><text:s text:c="12"/>perror("exec error");</text:p>
      <text:p text:style-name="P31"><text:s text:c="8"/>}</text:p>
      <text:p text:style-name="P31"><text:s text:c="8"/>exit(rv);</text:p>
      <text:p text:style-name="P31"/>
      <text:p text:style-name="P31"><text:s text:c="4"/>} else if (pid &gt; 0) {</text:p>
      <text:p text:style-name="P31"><text:s text:c="8"/>waitpid(pid, &amp;rv, 0);</text:p>
      <text:p text:style-name="P31"/>
      <text:p text:style-name="P31"><text:s text:c="8"/>for (int i = 0; memory[i] != '\0'; ++i) {</text:p>
      <text:p text:style-name="P31"><text:s text:c="12"/>if (islower(memory[i])) {</text:p>
      <text:p text:style-name="P31"><text:s text:c="16"/>putchar(toupper(memory[i]));</text:p>
      <text:p text:style-name="P31"><text:soft-page-break/><text:s text:c="12"/>} else {</text:p>
      <text:p text:style-name="P31"><text:s text:c="16"/>putchar(memory[i]);</text:p>
      <text:p text:style-name="P31"><text:s text:c="12"/>}</text:p>
      <text:p text:style-name="P31"><text:s text:c="8"/>}</text:p>
      <text:p text:style-name="P31"/>
      <text:p text:style-name="P31"><text:s text:c="8"/>exit(WEXITSTATUS(rv));</text:p>
      <text:p text:style-name="P31"><text:s text:c="4"/>}</text:p>
      <text:p text:style-name="P31"/>
      <text:p text:style-name="P31"><text:s text:c="4"/>if (munmap(memory, ARG_MAX * 2)) {</text:p>
      <text:p text:style-name="P31"><text:s text:c="8"/>perror("munmap error");</text:p>
      <text:p text:style-name="P31"><text:s text:c="8"/>exit(-1);</text:p>
      <text:p text:style-name="P31"><text:s text:c="4"/>}</text:p>
      <text:p text:style-name="P31"/>
      <text:p text:style-name="P31"><text:s text:c="4"/>return 0;</text:p>
      <text:p text:style-name="P30"><text:span text:style-name="T9">}</text:span></text:p>
      <text:p text:style-name="P32">Демонстрация работы программы</text:p>
      <text:p text:style-name="P32"/>
      <text:p text:style-name="P24"><text:span text:style-name="T45">…/prog_3_sem/os/lab4  strace -T -i ./a.out cat main.c | tail </text:span><text:line-break/>[00007f30c6263e37] execve("./a.out", ["./a.out", "cat", "main.c"], 0x7f<text:line-break/>ff5f2a53d0 /* 79 vars */) = 0 &lt;0.000686&gt; <text:line-break/>[00007f4aaaad8ec9] brk(NULL)            = 0x559b93e30000 &lt;0.000034&gt; <text:line-break/>[00007f4aaaacc7de] access("/etc/ld.so.nohwcap", F_OK) = -1 ENOENT (No s<text:line-break/>uch file or directory) &lt;0.000039&gt; <text:line-break/>[00007f4aaaad9e27] access("/etc/ld.so.preload", R_OK) = -1 ENOENT (No s<text:line-break/>uch file or directory) &lt;0.000037&gt; <text:line-break/>[00007f4aaaad9cdd] openat(AT_FDCWD, "/etc/ld.so.cache", O_RDONLY|O_CLOE<text:line-break/>XEC) = 3 &lt;0.000039&gt; <text:line-break/>[00007f4aaaad9c43] fstat(3, {st_mode=S_IFREG|0644, st_size=155179, ...}<text:line-break/>) = 0 &lt;0.000025&gt; <text:line-break/>[00007f4aaaad9f43] mmap(NULL, 155179, PROT_READ, MAP_PRIVATE, 3, 0) = 0<text:line-break/>x7f4aaacbe000 &lt;0.000032&gt; <text:line-break/>[00007f4aaaad9ed7] close(3)             = 0 &lt;0.000026&gt; <text:line-break/>[00007f4aaaad5139] access("/etc/ld.so.nohwcap", F_OK) = -1 ENOENT (No s<text:line-break/>uch file or directory) &lt;0.000033&gt; <text:line-break/>[00007f4aaaad9cdd] openat(AT_FDCWD, "/lib/x86_64-linux-gnu/librt.so.1",<text:line-break/>O_RDONLY|O_CLOEXEC) = 3 &lt;0.000044&gt; <text:line-break/>[00007f4aaaad9da4] read(3, "\177ELF\2\1\1\0\0\0\0\0\0\0\0\0\3\0&gt;\0\1\0\<text:line-break/>0\0\0\"\0\0\0\0\0\0"..., 832) = 832 &lt;0.000032&gt; <text:line-break/>[00007f4aaaad9c43] fstat(3, {st_mode=S_IFREG|0644, st_size=31680, ...})<text:line-break/>= 0 &lt;0.000029&gt; <text:line-break/><text:soft-page-break/>[00007f4aaaad9f43] mmap(NULL, 8192, PROT_READ|PROT_WRITE, MAP_PRIVATE|M<text:line-break/>AP_ANONYMOUS, -1, 0) = 0x7f4aaacbc000 &lt;0.000035&gt; <text:line-break/>[00007f4aaaad9f43] mmap(NULL, 2128864, PROT_READ|PROT_EXEC, MAP_PRIVATE<text:line-break/>|MAP_DENYWRITE, 3, 0) = 0x7f4aaa8b5000 &lt;0.000038&gt; <text:line-break/>[00007f4aaaad9ff7] mprotect(0x7f4aaa8bc000, 2093056, PROT_NONE) = 0 &lt;0.<text:line-break/>000045&gt; <text:line-break/>[00007f4aaaad9f43] mmap(0x7f4aaaabb000, 8192, PROT_READ|PROT_WRITE, MAP<text:line-break/>_PRIVATE|MAP_FIXED|MAP_DENYWRITE, 3, 0x6000) = 0x7f4aaaabb000 &lt;0.000046<text:line-break/>&gt; <text:line-break/>[00007f4aaaad9ed7] close(3)             = 0 &lt;0.000027&gt; <text:line-break/>[00007f4aaaad5139] access("/etc/ld.so.nohwcap", F_OK) = -1 ENOENT (No s<text:line-break/>uch file or directory) &lt;0.000040&gt; <text:line-break/>[00007f4aaaad9cdd] openat(AT_FDCWD, "/lib/x86_64-linux-gnu/libc.so.6", <text:line-break/>O_RDONLY|O_CLOEXEC) = 3 &lt;0.000045&gt; <text:line-break/>[00007f4aaaad9da4] read(3, "\177ELF\2\1\1\3\0\0\0\0\0\0\0\0\3\0&gt;\0\1\0\<text:line-break/>0\0\260\34\2\0\0\0\0\0"..., 832) = 832 &lt;0.000034&gt; <text:line-break/>[00007f4aaaad9c43] fstat(3, {st_mode=S_IFREG|0755, st_size=2030544, ...<text:line-break/>}) = 0 &lt;0.000031&gt; <text:line-break/>[00007f4aaaad9f43] mmap(NULL, 4131552, PROT_READ|PROT_EXEC, MAP_PRIVATE<text:line-break/>|MAP_DENYWRITE, 3, 0) = 0x7f4aaa4c4000 &lt;0.000041&gt; <text:line-break/>[00007f4aaaad9ff7] mprotect(0x7f4aaa6ab000, 2097152, PROT_NONE) = 0 &lt;0.<text:line-break/>000044&gt; <text:line-break/>[00007f4aaaad9f43] mmap(0x7f4aaa8ab000, 24576, PROT_READ|PROT_WRITE, MA<text:line-break/>P_PRIVATE|MAP_FIXED|MAP_DENYWRITE, 3, 0x1e7000) = 0x7f4aaa8ab000 &lt;0.000<text:line-break/>043&gt; <text:line-break/>[00007f4aaaad9f43] mmap(0x7f4aaa8b1000, 15072, PROT_READ|PROT_WRITE, MA<text:line-break/>P_PRIVATE|MAP_FIXED|MAP_ANONYMOUS, -1, 0) = 0x7f4aaa8b1000 &lt;0.000033&gt; <text:line-break/>[00007f4aaaad9ed7] close(3)             = 0 &lt;0.000031&gt; <text:line-break/>[00007f4aaaad5139] access("/etc/ld.so.nohwcap", F_OK) = -1 ENOENT (No s<text:line-break/>uch file or directory) &lt;0.000033&gt; <text:line-break/>[00007f4aaaad9cdd] openat(AT_FDCWD, "/lib/x86_64-linux-gnu/libpthread.s<text:line-break/>o.0", O_RDONLY|O_CLOEXEC) = 3 &lt;0.000037&gt; <text:line-break/>[00007f4aaaad9da4] read(3, "\177ELF\2\1\1\0\0\0\0\0\0\0\0\0\3\0&gt;\0\1\0\<text:line-break/><text:soft-page-break/>0\0000b\0\0\0\0\0\0"..., 832) = 832 &lt;0.000030&gt; <text:line-break/>[00007f4aaaad9c43] fstat(3, {st_mode=S_IFREG|0755, st_size=144976, ...}<text:line-break/>) = 0 &lt;0.000031&gt; <text:line-break/>[00007f4aaaad9f43] mmap(NULL, 2221184, PROT_READ|PROT_EXEC, MAP_PRIVATE<text:line-break/>|MAP_DENYWRITE, 3, 0) = 0x7f4aaa2a5000 &lt;0.000068&gt; <text:line-break/>[00007f4aaaad9ff7] mprotect(0x7f4aaa2bf000, 2093056, PROT_NONE) = 0 &lt;0.<text:line-break/>000063&gt; <text:line-break/>[00007f4aaaad9f43] mmap(0x7f4aaa4be000, 8192, PROT_READ|PROT_WRITE, MAP<text:line-break/>_PRIVATE|MAP_FIXED|MAP_DENYWRITE, 3, 0x19000) = 0x7f4aaa4be000 &lt;0.00006<text:line-break/>1&gt; <text:line-break/>[00007f4aaaad9f43] mmap(0x7f4aaa4c0000, 13440, PROT_READ|PROT_WRITE, MA<text:line-break/>P_PRIVATE|MAP_FIXED|MAP_ANONYMOUS, -1, 0) = 0x7f4aaa4c0000 &lt;0.000033&gt; <text:line-break/>[00007f4aaaad9ed7] close(3)             = 0 &lt;0.000033&gt; <text:line-break/>[00007f4aaaad9f43] mmap(NULL, 12288, PROT_READ|PROT_WRITE, MAP_PRIVATE|<text:line-break/>MAP_ANONYMOUS, -1, 0) = 0x7f4aaacb9000 &lt;0.000032&gt; <text:line-break/>[00007f4aaaabe024] arch_prctl(ARCH_SET_FS, 0x7f4aaacb9740) = 0 &lt;0.00001<text:line-break/>8&gt; <text:line-break/>[00007f4aaaad9ff7] mprotect(0x7f4aaa8ab000, 16384, PROT_READ) = 0 &lt;0.00<text:line-break/>0042&gt; <text:line-break/>[00007f4aaaad9ff7] mprotect(0x7f4aaa4be000, 4096, PROT_READ) = 0 &lt;0.000<text:line-break/>036&gt; <text:line-break/>[00007f4aaaad9ff7] mprotect(0x7f4aaaabb000, 4096, PROT_READ) = 0 &lt;0.000<text:line-break/>043&gt; <text:line-break/>[00007f4aaaad9ff7] mprotect(0x559b93c48000, 4096, PROT_READ) = 0 &lt;0.000<text:line-break/>042&gt; <text:line-break/>[00007f4aaaad9ff7] mprotect(0x7f4aaace4000, 4096, PROT_READ) = 0 &lt;0.000<text:line-break/>041&gt; <text:line-break/>[00007f4aaaad9fd7] munmap(0x7f4aaacbe000, 155179) = 0 &lt;0.000053&gt; <text:line-break/>[00007f4aaa2aaeb5] set_tid_address(0x7f4aaacb9a10) = 2392 &lt;0.000033&gt; <text:line-break/>[00007f4aaa2aaf17] set_robust_list(0x7f4aaacb9a20, 24) = 0 &lt;0.000033&gt; <text:line-break/>[00007f4aaa2b795d] rt_sigaction(SIGRTMIN, {sa_handler=0x7f4aaa2aacb0, s<text:line-break/>a_mask=[], sa_flags=SA_RESTORER|SA_SIGINFO, sa_restorer=0x7f4aaa2b7890}<text:line-break/>, NULL, 8) = 0 &lt;0.000030&gt; <text:line-break/>[00007f4aaa2b795d] rt_sigaction(SIGRT_1, {sa_handler=0x7f4aaa2aad50, sa<text:line-break/>_mask=[], sa_flags=SA_RESTORER|SA_RESTART|SA_SIGINFO, <text:soft-page-break/>sa_restorer=0x7f4<text:line-break/>aaa2b7890}, NULL, 8) = 0 &lt;0.000034&gt; <text:line-break/>[00007f4aaa2aaff3] rt_sigprocmask(SIG_UNBLOCK, [RTMIN RT_1], NULL, 8) =<text:line-break/>0 &lt;0.000039&gt; <text:line-break/>[00007f4aaa5d9fa0] prlimit64(0, RLIMIT_STACK, NULL, {rlim_cur=8192*1024<text:line-break/>, rlim_max=RLIM64_INFINITY}) = 0 &lt;0.000029&gt; <text:line-break/>[00007f4aaa5d9fa0] prlimit64(0, RLIMIT_STACK, NULL, {rlim_cur=8192*1024<text:line-break/>, rlim_max=RLIM64_INFINITY}) = 0 &lt;0.000026&gt; <text:line-break/>[00007f4aaa5d3977] statfs("/dev/shm/", {f_type=TMPFS_MAGIC, f_bsize=409<text:line-break/>6, f_blocks=1005974, f_bfree=980459, f_bavail=980459, f_files=1005974, <text:line-break/>f_ffree=1005817, f_fsid={val=[0, 0]}, f_namelen=255, f_frsize=4096, f_f<text:line-break/>lags=ST_VALID|ST_NOSUID|ST_NODEV}) = 0 &lt;0.000045&gt; <text:line-break/>[00007f4aaa2b484e] futex(0x7f4aaa4c3370, FUTEX_WAKE_PRIVATE, 2147483647<text:line-break/>) = 0 &lt;0.000028&gt; <text:line-break/>[00007f4aaa5d3c8e] openat(AT_FDCWD, "/dev/shm/memfile", O_RDWR|O_CREAT|<text:line-break/>O_TRUNC|O_NOFOLLOW|O_CLOEXEC, 0600) = 3 &lt;0.000058&gt; <text:line-break/>[00007f4aaa5dcc97] ftruncate(3, 4194304) = 0 &lt;0.000032&gt; <text:line-break/>[00007f4aaa5dfa13] mmap(NULL, 4194304, PROT_READ|PROT_WRITE, MAP_SHARED<text:line-break/>, 3, 0) = 0x7f4aa9ea5000 &lt;0.000039&gt; <text:line-break/>[00007f4aaa5a8b1c] clone(child_stack=NULL, flags=CLONE_CHILD_CLEARTID|C<text:line-break/>LONE_CHILD_SETTID|SIGCHLD, child_tidptr=0x7f4aaacb9a10) = 2393 &lt;0.00015<text:line-break/>3&gt; <text:line-break/>[00007f4aaa5a8687] wait4(2393, [{WIFEXITED(s) &amp;&amp; WEXITSTATUS(s) == 0}],<text:line-break/>0, NULL) = 2393 &lt;0.001816&gt; <text:line-break/>[00007f4aaa5a8687] --- SIGCHLD {si_signo=SIGCHLD, si_code=CLD_EXITED, s<text:line-break/>i_pid=2393, si_uid=1000, si_status=0, si_utime=0, si_stime=0} --- <text:line-break/>[00007f4aaa5d37c3] fstat(1, {st_mode=S_IFIFO|0600, st_size=0, ...}) = 0<text:line-break/>&lt;0.000028&gt; <text:line-break/>[00007f4aaa5da4b9] brk(NULL)            = 0x559b93e30000 &lt;0.000026&gt; <text:line-break/>[00007f4aaa5da4b9] brk(0x559b93e51000)  = 0x559b93e51000 &lt;0.000031&gt; <text:line-break/>[00007f4aaa5d4154] write(1, "#INCLUDE &lt;STDIO.H&gt;\n#INCLUDE &lt;SYS"..., 145<text:line-break/>2) = 1452 &lt;0.000039&gt; <text:line-break/>[00007f4aaa5a8e06] exit_group(0)        = ? <text:line-break/><text:soft-page-break/>[????????????????] +++ exited with 0 +++ <text:line-break/>       EXIT(WEXITSTATUS(RV)); <text:line-break/>   } <text:line-break/><text:line-break/>   IF (MUNMAP(MEMORY, ARG_MAX * 2)) { <text:line-break/>       PERROR("MUNMAP ERROR"); <text:line-break/>       EXIT(-1); <text:line-break/>   } <text:line-break/><text:line-break/>   RETURN 0; <text:line-break/>}</text:p>
      <text:h text:style-name="P28" text:outline-level="1">Вывод</text:h>
      <text:p text:style-name="P9">В результате данной лабораторной работы <text:span text:style-name="T31">я на практике познакомился с возможностями утилиты strace, продиагностировав ранее выполненную лабораторную работу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2-10T22:45:22.406485648</dc:date>
    <meta:editing-cycles>51</meta:editing-cycles>
    <meta:editing-duration>PT3H15M17S</meta:editing-duration>
    <meta:generator>LibreOffice/6.0.7.3$Linux_X86_64 LibreOffice_project/00m0$Build-3</meta:generator>
    <meta:document-statistic meta:table-count="0" meta:image-count="0" meta:object-count="0" meta:page-count="8" meta:paragraph-count="88" meta:word-count="956" meta:character-count="9550" meta:non-whitespace-character-count="81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